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750957399604" calcext:value-type="float">
            <text:p>2.18751</text:p>
          </table:table-cell>
          <table:table-cell office:value-type="float" office:value="2.37624405423051" calcext:value-type="float">
            <text:p>2.37624</text:p>
          </table:table-cell>
          <table:table-cell office:value-type="float" office:value="3.12862668622447" calcext:value-type="float">
            <text:p>3.1286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69256096975" calcext:value-type="float">
            <text:p>2.17693</text:p>
          </table:table-cell>
          <table:table-cell office:value-type="float" office:value="2.37140773776719" calcext:value-type="float">
            <text:p>2.37141</text:p>
          </table:table-cell>
          <table:table-cell office:value-type="float" office:value="3.13613009894778" calcext:value-type="float">
            <text:p>3.1361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735524455933" calcext:value-type="float">
            <text:p>2.34736</text:p>
          </table:table-cell>
          <table:table-cell office:value-type="float" office:value="2.11369475678483" calcext:value-type="float">
            <text:p>2.11369</text:p>
          </table:table-cell>
          <table:table-cell office:value-type="float" office:value="2.83568651920522" calcext:value-type="float">
            <text:p>2.8356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34146507801081" calcext:value-type="float">
            <text:p>2.34147</text:p>
          </table:table-cell>
          <table:table-cell office:value-type="float" office:value="2.12925744346391" calcext:value-type="float">
            <text:p>2.12926</text:p>
          </table:table-cell>
          <table:table-cell office:value-type="float" office:value="2.84487038758505" calcext:value-type="float">
            <text:p>2.8448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763621923956" calcext:value-type="float">
            <text:p>2.32764</text:p>
          </table:table-cell>
          <table:table-cell office:value-type="float" office:value="2.02306382004562" calcext:value-type="float">
            <text:p>2.02306</text:p>
          </table:table-cell>
          <table:table-cell office:value-type="float" office:value="2.54874115023614" calcext:value-type="float">
            <text:p>2.5487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77141701252" calcext:value-type="float">
            <text:p>2.25277</text:p>
          </table:table-cell>
          <table:table-cell office:value-type="float" office:value="2.32613380522762" calcext:value-type="float">
            <text:p>2.32613</text:p>
          </table:table-cell>
          <table:table-cell office:value-type="float" office:value="3.2361294484099" calcext:value-type="float">
            <text:p>3.2361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032335376728" calcext:value-type="float">
            <text:p>2.32032</text:p>
          </table:table-cell>
          <table:table-cell office:value-type="float" office:value="2.12276395259777" calcext:value-type="float">
            <text:p>2.12276</text:p>
          </table:table-cell>
          <table:table-cell office:value-type="float" office:value="2.86442916373441" calcext:value-type="float">
            <text:p>2.8644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007698764637" calcext:value-type="float">
            <text:p>2.32008</text:p>
          </table:table-cell>
          <table:table-cell office:value-type="float" office:value="2.13812883843051" calcext:value-type="float">
            <text:p>2.13813</text:p>
          </table:table-cell>
          <table:table-cell office:value-type="float" office:value="2.866856479087" calcext:value-type="float">
            <text:p>2.8668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1218126625" calcext:value-type="float">
            <text:p>2.24712</text:p>
          </table:table-cell>
          <table:table-cell office:value-type="float" office:value="2.31605012037831" calcext:value-type="float">
            <text:p>2.31605</text:p>
          </table:table-cell>
          <table:table-cell office:value-type="float" office:value="3.21895724943347" calcext:value-type="float">
            <text:p>3.21896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553463172264" calcext:value-type="float">
            <text:p>2.30553</text:p>
          </table:table-cell>
          <table:table-cell office:value-type="float" office:value="2.20184747741102" calcext:value-type="float">
            <text:p>2.20185</text:p>
          </table:table-cell>
          <table:table-cell office:value-type="float" office:value="2.9914079073435" calcext:value-type="float">
            <text:p>2.9914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537844061012" calcext:value-type="float">
            <text:p>2.30538</text:p>
          </table:table-cell>
          <table:table-cell office:value-type="float" office:value="2.07706322114467" calcext:value-type="float">
            <text:p>2.07706</text:p>
          </table:table-cell>
          <table:table-cell office:value-type="float" office:value="2.74206943343101" calcext:value-type="float">
            <text:p>2.7420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434582999396" calcext:value-type="float">
            <text:p>2.30435</text:p>
          </table:table-cell>
          <table:table-cell office:value-type="float" office:value="2.20539376283625" calcext:value-type="float">
            <text:p>2.20539</text:p>
          </table:table-cell>
          <table:table-cell office:value-type="float" office:value="3.07327342964851" calcext:value-type="float">
            <text:p>3.0732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91791018405" calcext:value-type="float">
            <text:p>2.29918</text:p>
          </table:table-cell>
          <table:table-cell office:value-type="float" office:value="2.22373638986302" calcext:value-type="float">
            <text:p>2.22374</text:p>
          </table:table-cell>
          <table:table-cell office:value-type="float" office:value="3.1119685526857" calcext:value-type="float">
            <text:p>3.1119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900667848048" calcext:value-type="float">
            <text:p>2.29901</text:p>
          </table:table-cell>
          <table:table-cell office:value-type="float" office:value="2.03405165859766" calcext:value-type="float">
            <text:p>2.03405</text:p>
          </table:table-cell>
          <table:table-cell office:value-type="float" office:value="2.54270016364114" calcext:value-type="float">
            <text:p>2.542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751126975917" calcext:value-type="float">
            <text:p>2.29751</text:p>
          </table:table-cell>
          <table:table-cell office:value-type="float" office:value="2.20354733864107" calcext:value-type="float">
            <text:p>2.20355</text:p>
          </table:table-cell>
          <table:table-cell office:value-type="float" office:value="2.99807022155145" calcext:value-type="float">
            <text:p>2.9980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37526308573" calcext:value-type="float">
            <text:p>2.29738</text:p>
          </table:table-cell>
          <table:table-cell office:value-type="float" office:value="2.09421320227459" calcext:value-type="float">
            <text:p>2.09421</text:p>
          </table:table-cell>
          <table:table-cell office:value-type="float" office:value="2.75633097704634" calcext:value-type="float">
            <text:p>2.7563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577689276859" calcext:value-type="float">
            <text:p>2.29578</text:p>
          </table:table-cell>
          <table:table-cell office:value-type="float" office:value="2.18497432718544" calcext:value-type="float">
            <text:p>2.18497</text:p>
          </table:table-cell>
          <table:table-cell office:value-type="float" office:value="2.72615739954485" calcext:value-type="float">
            <text:p>2.72616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111689480656" calcext:value-type="float">
            <text:p>2.29112</text:p>
          </table:table-cell>
          <table:table-cell office:value-type="float" office:value="2.17152477270926" calcext:value-type="float">
            <text:p>2.17152</text:p>
          </table:table-cell>
          <table:table-cell office:value-type="float" office:value="2.72390747596889" calcext:value-type="float">
            <text:p>2.72391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8953758843589" calcext:value-type="float">
            <text:p>2.28954</text:p>
          </table:table-cell>
          <table:table-cell office:value-type="float" office:value="2.19093768910153" calcext:value-type="float">
            <text:p>2.19094</text:p>
          </table:table-cell>
          <table:table-cell office:value-type="float" office:value="2.78467212975688" calcext:value-type="float">
            <text:p>2.7846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0549948221519" calcext:value-type="float">
            <text:p>2.2055</text:p>
          </table:table-cell>
          <table:table-cell office:value-type="float" office:value="2.28885221305326" calcext:value-type="float">
            <text:p>2.28885</text:p>
          </table:table-cell>
          <table:table-cell office:value-type="float" office:value="2.93047431349363" calcext:value-type="float">
            <text:p>2.9304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8870373198057" calcext:value-type="float">
            <text:p>2.2887</text:p>
          </table:table-cell>
          <table:table-cell office:value-type="float" office:value="2.18690775521284" calcext:value-type="float">
            <text:p>2.18691</text:p>
          </table:table-cell>
          <table:table-cell office:value-type="float" office:value="2.80504029453182" calcext:value-type="float">
            <text:p>2.8050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994148254578" calcext:value-type="float">
            <text:p>2.27994</text:p>
          </table:table-cell>
          <table:table-cell office:value-type="float" office:value="2.25592816283167" calcext:value-type="float">
            <text:p>2.25593</text:p>
          </table:table-cell>
          <table:table-cell office:value-type="float" office:value="3.0358135296536" calcext:value-type="float">
            <text:p>3.0358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080955267065" calcext:value-type="float">
            <text:p>2.22081</text:p>
          </table:table-cell>
          <table:table-cell office:value-type="float" office:value="2.27959772428983" calcext:value-type="float">
            <text:p>2.2796</text:p>
          </table:table-cell>
          <table:table-cell office:value-type="float" office:value="2.93773002572677" calcext:value-type="float">
            <text:p>2.9377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474734780295" calcext:value-type="float">
            <text:p>2.27475</text:p>
          </table:table-cell>
          <table:table-cell office:value-type="float" office:value="2.33658019428688" calcext:value-type="float">
            <text:p>2.33658</text:p>
          </table:table-cell>
          <table:table-cell office:value-type="float" office:value="3.39860059101253" calcext:value-type="float">
            <text:p>3.3986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7453959535082" calcext:value-type="float">
            <text:p>2.27454</text:p>
          </table:table-cell>
          <table:table-cell office:value-type="float" office:value="2.23985773279478" calcext:value-type="float">
            <text:p>2.23986</text:p>
          </table:table-cell>
          <table:table-cell office:value-type="float" office:value="3.03679547005395" calcext:value-type="float">
            <text:p>3.036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64848906853" calcext:value-type="float">
            <text:p>2.26765</text:p>
          </table:table-cell>
          <table:table-cell office:value-type="float" office:value="2.29485813434779" calcext:value-type="float">
            <text:p>2.29486</text:p>
          </table:table-cell>
          <table:table-cell office:value-type="float" office:value="3.39068815597296" calcext:value-type="float">
            <text:p>3.39069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26670958020776" calcext:value-type="float">
            <text:p>2.26671</text:p>
          </table:table-cell>
          <table:table-cell office:value-type="float" office:value="2.17990628564644" calcext:value-type="float">
            <text:p>2.17991</text:p>
          </table:table-cell>
          <table:table-cell office:value-type="float" office:value="2.80801991324001" calcext:value-type="float">
            <text:p>2.8080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512207096883" calcext:value-type="float">
            <text:p>2.26512</text:p>
          </table:table-cell>
          <table:table-cell office:value-type="float" office:value="2.23878867113494" calcext:value-type="float">
            <text:p>2.23879</text:p>
          </table:table-cell>
          <table:table-cell office:value-type="float" office:value="3.11403973903484" calcext:value-type="float">
            <text:p>3.1140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97941959294" calcext:value-type="float">
            <text:p>2.25998</text:p>
          </table:table-cell>
          <table:table-cell office:value-type="float" office:value="2.19943449112258" calcext:value-type="float">
            <text:p>2.19943</text:p>
          </table:table-cell>
          <table:table-cell office:value-type="float" office:value="2.80103908439804" calcext:value-type="float">
            <text:p>2.8010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772700768769" calcext:value-type="float">
            <text:p>2.25773</text:p>
          </table:table-cell>
          <table:table-cell office:value-type="float" office:value="2.20711776660666" calcext:value-type="float">
            <text:p>2.20712</text:p>
          </table:table-cell>
          <table:table-cell office:value-type="float" office:value="2.73495669304711" calcext:value-type="float">
            <text:p>2.73496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622678670725" calcext:value-type="float">
            <text:p>2.25623</text:p>
          </table:table-cell>
          <table:table-cell office:value-type="float" office:value="2.25695789665813" calcext:value-type="float">
            <text:p>2.25696</text:p>
          </table:table-cell>
          <table:table-cell office:value-type="float" office:value="3.13602023880774" calcext:value-type="float">
            <text:p>3.13602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415115680652" calcext:value-type="float">
            <text:p>2.25415</text:p>
          </table:table-cell>
          <table:table-cell office:value-type="float" office:value="2.24735840360134" calcext:value-type="float">
            <text:p>2.24736</text:p>
          </table:table-cell>
          <table:table-cell office:value-type="float" office:value="2.71973940041737" calcext:value-type="float">
            <text:p>2.7197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25405170913505" calcext:value-type="float">
            <text:p>2.25405</text:p>
          </table:table-cell>
          <table:table-cell office:value-type="float" office:value="2.31556741246334" calcext:value-type="float">
            <text:p>2.31557</text:p>
          </table:table-cell>
          <table:table-cell office:value-type="float" office:value="3.19310963677962" calcext:value-type="float">
            <text:p>3.19311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25055863138707" calcext:value-type="float">
            <text:p>2.25056</text:p>
          </table:table-cell>
          <table:table-cell office:value-type="float" office:value="2.18852578037431" calcext:value-type="float">
            <text:p>2.18853</text:p>
          </table:table-cell>
          <table:table-cell office:value-type="float" office:value="2.75130532250943" calcext:value-type="float">
            <text:p>2.75131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28061441561" calcext:value-type="float">
            <text:p>2.24628</text:p>
          </table:table-cell>
          <table:table-cell office:value-type="float" office:value="2.28924843350027" calcext:value-type="float">
            <text:p>2.28925</text:p>
          </table:table-cell>
          <table:table-cell office:value-type="float" office:value="2.99802546825373" calcext:value-type="float">
            <text:p>2.9980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69448131296" calcext:value-type="float">
            <text:p>2.24469</text:p>
          </table:table-cell>
          <table:table-cell office:value-type="float" office:value="2.28530742689786" calcext:value-type="float">
            <text:p>2.28531</text:p>
          </table:table-cell>
          <table:table-cell office:value-type="float" office:value="2.9925915623158" calcext:value-type="float">
            <text:p>2.9925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274474680974" calcext:value-type="float">
            <text:p>2.24274</text:p>
          </table:table-cell>
          <table:table-cell office:value-type="float" office:value="2.29822120914991" calcext:value-type="float">
            <text:p>2.29822</text:p>
          </table:table-cell>
          <table:table-cell office:value-type="float" office:value="3.1819908568809" calcext:value-type="float">
            <text:p>3.1819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73488753597" calcext:value-type="float">
            <text:p>2.23073</text:p>
          </table:table-cell>
          <table:table-cell office:value-type="float" office:value="2.32736134857838" calcext:value-type="float">
            <text:p>2.32736</text:p>
          </table:table-cell>
          <table:table-cell office:value-type="float" office:value="3.09415854563968" calcext:value-type="float">
            <text:p>3.0941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958014511687" calcext:value-type="float">
            <text:p>2.22958</text:p>
          </table:table-cell>
          <table:table-cell office:value-type="float" office:value="2.23280039926933" calcext:value-type="float">
            <text:p>2.2328</text:p>
          </table:table-cell>
          <table:table-cell office:value-type="float" office:value="2.69983135678051" calcext:value-type="float">
            <text:p>2.6998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2525116848037" calcext:value-type="float">
            <text:p>2.22525</text:p>
          </table:table-cell>
          <table:table-cell office:value-type="float" office:value="2.33703239218515" calcext:value-type="float">
            <text:p>2.33703</text:p>
          </table:table-cell>
          <table:table-cell office:value-type="float" office:value="3.08160692390912" calcext:value-type="float">
            <text:p>3.0816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30440859029" calcext:value-type="float">
            <text:p>2.2093</text:p>
          </table:table-cell>
          <table:table-cell office:value-type="float" office:value="2.3545016960469" calcext:value-type="float">
            <text:p>2.3545</text:p>
          </table:table-cell>
          <table:table-cell office:value-type="float" office:value="3.01143545827215" calcext:value-type="float">
            <text:p>3.01144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261906984771" calcext:value-type="float">
            <text:p>2.20262</text:p>
          </table:table-cell>
          <table:table-cell office:value-type="float" office:value="2.33367033601249" calcext:value-type="float">
            <text:p>2.33367</text:p>
          </table:table-cell>
          <table:table-cell office:value-type="float" office:value="3.00350491839454" calcext:value-type="float">
            <text:p>3.0035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234479523836" calcext:value-type="float">
            <text:p>2.20234</text:p>
          </table:table-cell>
          <table:table-cell office:value-type="float" office:value="2.31306866264589" calcext:value-type="float">
            <text:p>2.31307</text:p>
          </table:table-cell>
          <table:table-cell office:value-type="float" office:value="3.06867123560551" calcext:value-type="float">
            <text:p>3.0686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144683063421" calcext:value-type="float">
            <text:p>2.20145</text:p>
          </table:table-cell>
          <table:table-cell office:value-type="float" office:value="2.33352928627637" calcext:value-type="float">
            <text:p>2.33353</text:p>
          </table:table-cell>
          <table:table-cell office:value-type="float" office:value="3.04075679936933" calcext:value-type="float">
            <text:p>3.0407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9303076177189" calcext:value-type="float">
            <text:p>2.19303</text:p>
          </table:table-cell>
          <table:table-cell office:value-type="float" office:value="2.37544972288538" calcext:value-type="float">
            <text:p>2.37545</text:p>
          </table:table-cell>
          <table:table-cell office:value-type="float" office:value="3.15628925083643" calcext:value-type="float">
            <text:p>3.1562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83099895543" calcext:value-type="float">
            <text:p>2.18683</text:p>
          </table:table-cell>
          <table:table-cell office:value-type="float" office:value="2.37956826376845" calcext:value-type="float">
            <text:p>2.37957</text:p>
          </table:table-cell>
          <table:table-cell office:value-type="float" office:value="3.14510764429254" calcext:value-type="float">
            <text:p>3.1451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80712193076" calcext:value-type="float">
            <text:p>2.18281</text:p>
          </table:table-cell>
          <table:table-cell office:value-type="float" office:value="2.31520315182837" calcext:value-type="float">
            <text:p>2.3152</text:p>
          </table:table-cell>
          <table:table-cell office:value-type="float" office:value="2.96301038709348" calcext:value-type="float">
            <text:p>2.96301</text:p>
          </table:table-cell>
          <table:table-cell office:value-type="float" office:value="35293800" calcext:value-type="float">
            <text:p>352938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693130238172" calcext:value-type="float">
            <text:p>2.17693</text:p>
          </table:table-cell>
          <table:table-cell office:value-type="float" office:value="2.31286611246168" calcext:value-type="float">
            <text:p>2.31287</text:p>
          </table:table-cell>
          <table:table-cell office:value-type="float" office:value="2.96978256804311" calcext:value-type="float">
            <text:p>2.96978</text:p>
          </table:table-cell>
          <table:table-cell office:value-type="float" office:value="35293800" calcext:value-type="float">
            <text:p>352938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713141436773" calcext:value-type="float">
            <text:p>2.16713</text:p>
          </table:table-cell>
          <table:table-cell office:value-type="float" office:value="2.3386649050494" calcext:value-type="float">
            <text:p>2.33866</text:p>
          </table:table-cell>
          <table:table-cell office:value-type="float" office:value="2.93930014195557" calcext:value-type="float">
            <text:p>2.9393</text:p>
          </table:table-cell>
          <table:table-cell office:value-type="float" office:value="35081400" calcext:value-type="float">
            <text:p>3508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669553734525" calcext:value-type="float">
            <text:p>2.1567</text:p>
          </table:table-cell>
          <table:table-cell office:value-type="float" office:value="2.44615330019285" calcext:value-type="float">
            <text:p>2.44615</text:p>
          </table:table-cell>
          <table:table-cell office:value-type="float" office:value="3.22880745151932" calcext:value-type="float">
            <text:p>3.22881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522279612558" calcext:value-type="float">
            <text:p>2.15522</text:p>
          </table:table-cell>
          <table:table-cell office:value-type="float" office:value="2.3233874075721" calcext:value-type="float">
            <text:p>2.32339</text:p>
          </table:table-cell>
          <table:table-cell office:value-type="float" office:value="2.92478270536524" calcext:value-type="float">
            <text:p>2.92478</text:p>
          </table:table-cell>
          <table:table-cell office:value-type="float" office:value="35081400" calcext:value-type="float">
            <text:p>3508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5610004196" calcext:value-type="float">
            <text:p>2.29756</text:p>
          </table:table-cell>
          <table:table-cell office:value-type="float" office:value="2.15438628018587" calcext:value-type="float">
            <text:p>2.15439</text:p>
          </table:table-cell>
          <table:table-cell office:value-type="float" office:value="2.86024523079923" calcext:value-type="float">
            <text:p>2.8602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974907442003" calcext:value-type="float">
            <text:p>2.14975</text:p>
          </table:table-cell>
          <table:table-cell office:value-type="float" office:value="2.33852464816639" calcext:value-type="float">
            <text:p>2.33852</text:p>
          </table:table-cell>
          <table:table-cell office:value-type="float" office:value="3.13890153187731" calcext:value-type="float">
            <text:p>3.1389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286040277566" calcext:value-type="float">
            <text:p>2.14286</text:p>
          </table:table-cell>
          <table:table-cell office:value-type="float" office:value="2.42203723497509" calcext:value-type="float">
            <text:p>2.42204</text:p>
          </table:table-cell>
          <table:table-cell office:value-type="float" office:value="3.2698162569349" calcext:value-type="float">
            <text:p>3.2698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400181436319" calcext:value-type="float">
            <text:p>2.14002</text:p>
          </table:table-cell>
          <table:table-cell office:value-type="float" office:value="2.32916961040726" calcext:value-type="float">
            <text:p>2.32917</text:p>
          </table:table-cell>
          <table:table-cell office:value-type="float" office:value="3.12804897931456" calcext:value-type="float">
            <text:p>3.12805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641225251535" calcext:value-type="float">
            <text:p>2.13641</text:p>
          </table:table-cell>
          <table:table-cell office:value-type="float" office:value="2.36769371824422" calcext:value-type="float">
            <text:p>2.36769</text:p>
          </table:table-cell>
          <table:table-cell office:value-type="float" office:value="3.01973708226685" calcext:value-type="float">
            <text:p>3.0197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590418791138" calcext:value-type="float">
            <text:p>2.3059</text:p>
          </table:table-cell>
          <table:table-cell office:value-type="float" office:value="2.13368607688645" calcext:value-type="float">
            <text:p>2.13369</text:p>
          </table:table-cell>
          <table:table-cell office:value-type="float" office:value="2.84882644389911" calcext:value-type="float">
            <text:p>2.8488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UNTIF([.BW1:.BW60];&quot;0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2781183455227" calcext:value-type="float">
            <text:p>2.12781</text:p>
          </table:table-cell>
          <table:table-cell office:value-type="float" office:value="2.36153848330624" calcext:value-type="float">
            <text:p>2.36154</text:p>
          </table:table-cell>
          <table:table-cell office:value-type="float" office:value="3.02099317874076" calcext:value-type="float">
            <text:p>3.0209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COUNTIF([.BW1:.BW60];&quot;1&quot;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9411993914819" calcext:value-type="float">
            <text:p>2.39412</text:p>
          </table:table-cell>
          <table:table-cell office:value-type="float" office:value="2.00579585234952" calcext:value-type="float">
            <text:p>2.0058</text:p>
          </table:table-cell>
          <table:table-cell office:value-type="float" office:value="2.67274155511444" calcext:value-type="float">
            <text:p>2.6727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COUNTIF([.BW1:.BW60];&quot;2&quot;)" office:value-type="float" office:value="18" calcext:value-type="float">
            <text:p>1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989423887164" calcext:value-type="float">
            <text:p>2.39894</text:p>
          </table:table-cell>
          <table:table-cell office:value-type="float" office:value="1.99929177765336" calcext:value-type="float">
            <text:p>1.99929</text:p>
          </table:table-cell>
          <table:table-cell office:value-type="float" office:value="2.61558066541117" calcext:value-type="float">
            <text:p>2.6155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COUNTIF([.BW1:.BW60];&quot;3&quot;)" office:value-type="float" office:value="10" calcext:value-type="float">
            <text:p>10</text:p>
          </table:table-cell>
        </table:table-row>
        <table:table-row table:style-name="ro1">
          <table:table-cell table:formula="of:=SUM([.A1:.A5])" office:value-type="float" office:value="5" calcext:value-type="float">
            <text:p>5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0" calcext:value-type="float">
            <text:p>0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4" calcext:value-type="float">
            <text:p>4</text:p>
          </table:table-cell>
          <table:table-cell table:formula="of:=SUM([.R1:.R5])" office:value-type="float" office:value="0" calcext:value-type="float">
            <text:p>0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1" calcext:value-type="float">
            <text:p>1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0" calcext:value-type="float">
            <text:p>0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0" calcext:value-type="float">
            <text:p>0</text:p>
          </table:table-cell>
          <table:table-cell table:formula="of:=SUM([.AS1:.AS5])" office:value-type="float" office:value="5" calcext:value-type="float">
            <text:p>5</text:p>
          </table:table-cell>
          <table:table-cell table:formula="of:=SUM([.AT1:.AT5])" office:value-type="float" office:value="5" calcext:value-type="float">
            <text:p>5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5" calcext:value-type="float">
            <text:p>5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5" calcext:value-type="float">
            <text:p>5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3"/>
          <table:table-cell table:formula="of:=MAX([.BV5:.BV60])" office:value-type="float" office:value="35391150" calcext:value-type="float">
            <text:p>353911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table:formula="of:=MIN([.BV43:.BV61])" office:value-type="float" office:value="35081400" calcext:value-type="float">
            <text:p>350814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"/>
          <table:table-cell table:formula="of:=[.BV61]-[.BV62]" office:value-type="float" office:value="309750" calcext:value-type="float">
            <text:p>309750</text:p>
          </table:table-cell>
          <table:table-cell/>
          <table:table-cell table:formula="of:=[.BV63]/(150*59)" office:value-type="float" office:value="35" calcext:value-type="float">
            <text:p>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0:32:56.391382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4T10:33:53.305401036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4650" meta:object-count="0"/>
  </office:meta>
</office:document-meta>
</file>